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600000196A74ED581.png" manifest:media-type="image/png"/>
  <manifest:file-entry manifest:full-path="Pictures/10000C400000300100003001565B0906.svg" manifest:media-type="image/svg+xml"/>
  <manifest:file-entry manifest:full-path="Pictures/100002010000018D0000018D7E798816.png" manifest:media-type="image/png"/>
  <manifest:file-entry manifest:full-path="Pictures/1000132100002EE700002EE75A93E744.svg" manifest:media-type="image/svg+xml"/>
  <manifest:file-entry manifest:full-path="Pictures/100002010000018C0000018C56639AE4.png" manifest:media-type="image/png"/>
  <manifest:file-entry manifest:full-path="Pictures/10000E2600002EBE00002EBEB80F3C2D.svg" manifest:media-type="image/svg+xml"/>
  <manifest:file-entry manifest:full-path="Pictures/100002010000018A0000018AD6F62092.png" manifest:media-type="image/png"/>
  <manifest:file-entry manifest:full-path="Pictures/100002010000003300000033FF6137BB.png" manifest:media-type="image/png"/>
  <manifest:file-entry manifest:full-path="Pictures/100009A1000027CC000027CCF51D8F84.svg" manifest:media-type="image/svg+xml"/>
  <manifest:file-entry manifest:full-path="Pictures/1000196100002E8A00002E8A4C00AA68.svg" manifest:media-type="image/svg+xml"/>
  <manifest:file-entry manifest:full-path="Pictures/1000099300000614000006142BB95A5C.svg" manifest:media-type="image/svg+xml"/>
  <manifest:file-entry manifest:full-path="Pictures/1000020100000151000001519EDB376D.png" manifest:media-type="image/png"/>
  <manifest:file-entry manifest:full-path="Pictures/100012D700002EC800002EC86D82745D.svg" manifest:media-type="image/svg+xml"/>
  <manifest:file-entry manifest:full-path="Pictures/10000201000000ED000000EDACA5D7C4.png" manifest:media-type="image/png"/>
  <manifest:file-entry manifest:full-path="Pictures/100012B200001BFC00001BFC2CB120AA.svg" manifest:media-type="image/svg+xml"/>
  <manifest:file-entry manifest:full-path="Pictures/10000201000001D4000001D4DE62E3A6.png" manifest:media-type="image/png"/>
  <manifest:file-entry manifest:full-path="Pictures/10001BB20000374300003743BE9DC4B1.svg" manifest:media-type="image/svg+xml"/>
  <manifest:file-entry manifest:full-path="Pictures/100002010000018C0000018C8C4F1CBD.png" manifest:media-type="image/png"/>
  <manifest:file-entry manifest:full-path="Pictures/10000201000000A4000000A4E2E1CE1A.png" manifest:media-type="image/png"/>
  <manifest:file-entry manifest:full-path="Pictures/1000110F0000135200001352DB02304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4cm" svg:x="5.099cm" svg:y="5.49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.1cm" svg:height="4cm" svg:x="5.1cm" svg:y="1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.1cm" svg:height="4cm" svg:x="9.1cm" svg:y="3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.1cm" svg:height="4cm" svg:x="9.1cm" svg:y="7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.1cm" svg:height="4cm" svg:x="5.1cm" svg:y="9.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.1cm" svg:height="4cm" svg:x="1.1cm" svg:y="7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.1cm" svg:height="4cm" svg:x="1.099cm" svg:y="3.399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1" draw:layer="layout" svg:width="3cm" svg:height="3cm" svg:x="2.299cm" svg:y="3.799cm">
          <draw:image xlink:href="Pictures/1000110F0000135200001352DB02304F.svg" xlink:type="simple" xlink:show="embed" xlink:actuate="onLoad">
            <text:p/>
          </draw:image>
          <draw:image xlink:href="Pictures/10000201000000A4000000A4E2E1CE1A.png" xlink:type="simple" xlink:show="embed" xlink:actuate="onLoad"/>
        </draw:frame>
        <draw:frame draw:style-name="gr3" draw:text-style-name="P1" draw:layer="layout" svg:width="2.9cm" svg:height="2.9cm" svg:x="6.199cm" svg:y="1.799cm">
          <draw:image xlink:href="Pictures/10001BB20000374300003743BE9DC4B1.svg" xlink:type="simple" xlink:show="embed" xlink:actuate="onLoad">
            <text:p/>
          </draw:image>
          <draw:image xlink:href="Pictures/10000201000001D4000001D4DE62E3A6.png" xlink:type="simple" xlink:show="embed" xlink:actuate="onLoad"/>
        </draw:frame>
        <draw:frame draw:style-name="gr3" draw:text-style-name="P1" draw:layer="layout" svg:width="3cm" svg:height="3cm" svg:x="9.999cm" svg:y="3.799cm">
          <draw:image xlink:href="Pictures/100012B200001BFC00001BFC2CB120AA.svg" xlink:type="simple" xlink:show="embed" xlink:actuate="onLoad">
            <text:p/>
          </draw:image>
          <draw:image xlink:href="Pictures/10000201000000ED000000EDACA5D7C4.png" xlink:type="simple" xlink:show="embed" xlink:actuate="onLoad"/>
        </draw:frame>
        <draw:frame draw:style-name="gr3" draw:text-style-name="P1" draw:layer="layout" svg:width="3cm" svg:height="3cm" svg:x="2.099cm" svg:y="7.899cm">
          <draw:image xlink:href="Pictures/100012D700002EC800002EC86D82745D.svg" xlink:type="simple" xlink:show="embed" xlink:actuate="onLoad">
            <text:p/>
          </draw:image>
          <draw:image xlink:href="Pictures/100002010000018C0000018C8C4F1CBD.png" xlink:type="simple" xlink:show="embed" xlink:actuate="onLoad"/>
        </draw:frame>
        <draw:frame draw:style-name="gr3" draw:text-style-name="P1" draw:layer="layout" svg:width="3cm" svg:height="3cm" svg:x="10.199cm" svg:y="7.899cm">
          <draw:image xlink:href="Pictures/1000196100002E8A00002E8A4C00AA68.svg" xlink:type="simple" xlink:show="embed" xlink:actuate="onLoad">
            <text:p/>
          </draw:image>
          <draw:image xlink:href="Pictures/100002010000018A0000018AD6F62092.png" xlink:type="simple" xlink:show="embed" xlink:actuate="onLoad"/>
        </draw:frame>
        <draw:frame draw:style-name="gr3" draw:text-style-name="P1" draw:layer="layout" svg:width="2cm" svg:height="2cm" svg:x="6.599cm" svg:y="10.299cm">
          <draw:image xlink:href="Pictures/10000E2600002EBE00002EBEB80F3C2D.svg" xlink:type="simple" xlink:show="embed" xlink:actuate="onLoad">
            <text:p/>
          </draw:image>
          <draw:image xlink:href="Pictures/100002010000018C0000018C56639AE4.png" xlink:type="simple" xlink:show="embed" xlink:actuate="onLoad"/>
        </draw:frame>
        <draw:frame draw:style-name="gr3" draw:text-style-name="P1" draw:layer="layout" svg:width="1cm" svg:height="1cm" svg:x="5.699cm" svg:y="10.899cm">
          <draw:image xlink:href="Pictures/1000132100002EE700002EE75A93E744.svg" xlink:type="simple" xlink:show="embed" xlink:actuate="onLoad">
            <text:p/>
          </draw:image>
          <draw:image xlink:href="Pictures/100002010000018D0000018D7E798816.png" xlink:type="simple" xlink:show="embed" xlink:actuate="onLoad"/>
        </draw:frame>
        <draw:frame draw:style-name="gr3" draw:text-style-name="P1" draw:layer="layout" svg:width="1cm" svg:height="1cm" svg:x="6.299cm" svg:y="12.099cm">
          <draw:image xlink:href="Pictures/1000099300000614000006142BB95A5C.svg" xlink:type="simple" xlink:show="embed" xlink:actuate="onLoad">
            <text:p/>
          </draw:image>
          <draw:image xlink:href="Pictures/100002010000003300000033FF6137BB.png" xlink:type="simple" xlink:show="embed" xlink:actuate="onLoad"/>
        </draw:frame>
        <draw:frame draw:style-name="gr3" draw:text-style-name="P1" draw:layer="layout" svg:width="1cm" svg:height="1cm" svg:x="8.199cm" svg:y="11.999cm">
          <draw:image xlink:href="Pictures/100009A1000027CC000027CCF51D8F84.svg" xlink:type="simple" xlink:show="embed" xlink:actuate="onLoad">
            <text:p/>
          </draw:image>
          <draw:image xlink:href="Pictures/1000020100000151000001519EDB376D.png" xlink:type="simple" xlink:show="embed" xlink:actuate="onLoad"/>
        </draw:frame>
        <draw:frame draw:style-name="gr3" draw:text-style-name="P1" draw:layer="layout" svg:width="1cm" svg:height="1cm" svg:x="8.399cm" svg:y="10.899cm">
          <draw:image xlink:href="Pictures/10000C400000300100003001565B0906.svg" xlink:type="simple" xlink:show="embed" xlink:actuate="onLoad">
            <text:p/>
          </draw:image>
          <draw:image xlink:href="Pictures/100002010000019600000196A74ED58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4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2:04:10.345049849</meta:creation-date>
    <dc:date>2016-07-25T16:11:57.955121105</dc:date>
    <meta:editing-duration>PT44M54S</meta:editing-duration>
    <meta:editing-cycles>5</meta:editing-cycles>
    <meta:generator>LibreOffice/4.2.8.2$Linux_X86_64 LibreOffice_project/420m0$Build-2</meta:generator>
    <meta:document-statistic meta:object-count="17"/>
  </office:meta>
</office:document-meta>
</file>